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Poppins" svg:font-family="Poppins"/>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0083fd"/>
    </style:style>
    <style:style style:name="P2" style:family="paragraph" style:parent-style-name="Standard">
      <style:text-properties officeooo:paragraph-rsid="0001b2d1"/>
    </style:style>
    <style:style style:name="P3" style:family="paragraph" style:parent-style-name="Text_20_body">
      <style:text-properties style:font-name="Times New Roman" fo:font-size="12pt" fo:font-weight="normal" officeooo:rsid="000083fd" officeooo:paragraph-rsid="000083fd" style:font-name-asian="Noto Sans CJK SC" style:font-size-asian="10.5pt" style:font-weight-asian="normal" style:font-name-complex="Lohit Devanagari" style:font-size-complex="12pt" style:font-weight-complex="normal"/>
    </style:style>
    <style:style style:name="P4" style:family="paragraph" style:parent-style-name="Text_20_body">
      <style:text-properties style:font-name="Poppins" fo:font-size="20pt" fo:font-weight="bold" officeooo:rsid="0001b2d1" officeooo:paragraph-rsid="0001b2d1" style:font-name-asian="Noto Sans CJK SC" style:font-size-asian="20pt" style:font-weight-asian="bold" style:font-name-complex="Lohit Devanagari" style:font-size-complex="20pt" style:font-weight-complex="bold"/>
    </style:style>
    <style:style style:name="P5" style:family="paragraph" style:parent-style-name="Text_20_body">
      <style:text-properties officeooo:paragraph-rsid="000083fd"/>
    </style:style>
    <style:style style:name="P6" style:family="paragraph" style:parent-style-name="Text_20_body">
      <style:text-properties officeooo:paragraph-rsid="0001b2d1"/>
    </style:style>
    <style:style style:name="T1" style:family="text">
      <style:text-properties style:font-name="Poppins" fo:font-size="20pt" fo:font-weight="bold" officeooo:rsid="00166ee0" style:font-name-asian="Noto Sans CJK SC" style:font-size-asian="20pt" style:font-weight-asian="bold" style:font-name-complex="Lohit Devanagari" style:font-size-complex="20pt" style:font-weight-complex="bold"/>
    </style:style>
    <style:style style:name="T2" style:family="text">
      <style:text-properties style:font-name="Poppins" fo:font-size="20pt" fo:font-weight="bold" officeooo:rsid="000083fd" style:font-name-asian="Noto Sans CJK SC" style:font-size-asian="20pt" style:font-weight-asian="bold" style:font-name-complex="Lohit Devanagari" style:font-size-complex="20pt" style:font-weight-complex="bold"/>
    </style:style>
    <style:style style:name="T3" style:family="text">
      <style:text-properties style:font-name="Times New Roman" fo:font-size="12pt" fo:font-weight="normal" style:font-name-asian="Noto Sans CJK SC" style:font-size-asian="10.5pt" style:font-weight-asian="normal" style:font-name-complex="Lohit Devanagari" style:font-size-complex="12pt" style:font-weight-complex="normal"/>
    </style:style>
    <style:style style:name="T4" style:family="text">
      <style:text-properties style:font-name="Times New Roman" fo:font-size="12pt" fo:font-weight="normal" officeooo:rsid="000083fd" style:font-name-asian="Noto Sans CJK SC" style:font-size-asian="10.5pt" style:font-weight-asian="normal" style:font-name-complex="Lohit Devanagari" style:font-size-complex="12pt" style:font-weight-complex="normal"/>
    </style:style>
    <style:style style:name="T5" style:family="text">
      <style:text-properties style:font-name="Times New Roman" fo:font-size="12pt" fo:font-weight="normal" style:font-size-asian="10.5pt" style:font-weight-asian="normal" style:font-size-complex="12pt" style:font-weight-complex="normal"/>
    </style:style>
    <style:style style:name="T6" style:family="text">
      <style:text-properties style:font-name="Times New Roman" fo:font-size="12pt" fo:font-weight="normal" officeooo:rsid="000083fd"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2">5</text:span><text:span text:style-name="T1">. </text:span><text:span text:style-name="T2">İşlevsellik</text:span></text:h>
      <text:p text:style-name="P2"/>
      <text:p text:style-name="P6"/>
      <text:p text:style-name="P4"><text:span text:style-name="T6"><text:tab/></text:span><text:span text:style-name="T5">En üst kısımda bulunan navigasyon panelinden çalışılan kaynak kaydedilebilir, daha önceden var olan çalışma sisteme yüklenebilir ve çalışmaya devam edilebilir, örnek sorular incelenebilir ve diğer navigasyon işlemleri gerçekleştirilebilir.</text:span></text:p>
      <text:p text:style-name="P4"><text:span text:style-name="T5"/></text:p>
      <text:p text:style-name="P5"><text:span text:style-name="T1"><text:tab/></text:span><text:span text:style-name="T4">Sol panelde bulunan konular kutusuna sisteme ilk giriş yapıldığında Triolog’un desteklediği matematik konuları yüklenmektedir ve o kutudan seçilen konunun çalışma araçları ise spesifik olarak en sağda bulunan araçlar kutusuna getirilmektedir.</text:span></text:p>
      <text:p text:style-name="P3"/>
      <text:p text:style-name="P3"><text:tab/>Orta kısımda bulunan panel çalışma alanıdır ve sağ kısımda bulunan araçlar kutusundan kullanılacak olan araçlar bu kısma sürükle bırak yöntemi ile bırakılarak kullanılmaktadır.</text:p>
      <text:p text:style-name="P3"/>
      <text:p text:style-name="P3"><text:tab/>Sağ kısımda bulunan araçlar kutusu varsayılan olarak tüm araçları barındırarak gelir ancak en solda bulunan konular kutusundan bir konu seçildiği taktirde konuya özel araçları ve ortak araçları (bağlama ve işlem gerçekleştirme) sağ panele getirmektedir.</text:p>
      <text:p text:style-name="P3"/>
      <text:p text:style-name="P3"><text:tab/>Orta kısım alt tarafta bulunan log paneli ise hem çalışma sırasında hemde projeyi “çalıştır” butonuna tıklanıldıktan sonraki kayıtları tutarak kullanıcının süreci takip etmesini kolaylaştırmak amacı ile kullanılmaktadı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Poppins" svg:font-family="Poppins"/>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5T09:39:19.815909084</meta:creation-date>
    <dc:date>2021-09-25T09:49:32.256506876</dc:date>
    <meta:editing-duration>PT8M56S</meta:editing-duration>
    <meta:editing-cycles>2</meta:editing-cycles>
    <meta:generator>LibreOffice/6.4.7.2$Linux_X86_64 LibreOffice_project/40$Build-2</meta:generator>
    <meta:document-statistic meta:table-count="0" meta:image-count="0" meta:object-count="0" meta:page-count="1" meta:paragraph-count="6" meta:word-count="144" meta:character-count="1149" meta:non-whitespace-character-count="1006"/>
  </office:meta>
</office:document-meta>
</file>